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6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urveshdocker/node-app:latest</text:p>
      <text:p text:style-name="Standard"/>
      <text:p text:style-name="Standard"/>
      <text:p text:style-name="Standard">sudo docker images</text:p>
      <text:p text:style-name="Standard">sudo docker tag node-app:latest urveshdocker/node-app:latest</text:p>
      <text:p text:style-name="Standard">sudo docker images</text:p>
      <text:p text:style-name="Standard">docker push urveshdocker/node-app:tagname</text:p>
      <text:p text:style-name="Standard">sudo docker push urveshdocker/node-app:latest</text:p>
      <text:p text:style-name="Standard"><text:span text:style-name="T1">s</text:span>udo docker login </text:p>
      <text:p text:style-name="Standard">sudo docker push urveshdocker/node-app:latest</text:p>
      <text:p text:style-name="Standard">docker pull urveshdocker/node-app:latest</text:p>
      <text:p text:style-name="Standard">sudo docker pull urveshdocker/node-app:latest</text:p>
      <text:p text:style-name="Standard">histo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6:23:48.448333231</meta:creation-date>
    <dc:date>2022-02-20T17:46:02.234416613</dc:date>
    <meta:editing-duration>PT1H12M3S</meta:editing-duration>
    <meta:editing-cycles>1</meta:editing-cycles>
    <meta:document-statistic meta:table-count="0" meta:image-count="0" meta:object-count="0" meta:page-count="1" meta:paragraph-count="11" meta:word-count="36" meta:character-count="377" meta:non-whitespace-character-count="351"/>
    <meta:generator>LibreOffice/6.4.7.2$Linux_X86_64 LibreOffice_project/40$Build-2</meta:generator>
  </office:meta>
</office:document-meta>
</file>